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5.08cm" svg:height="5.08cm" svg:x="6.715cm" svg:y="7.223cm">
            <text:p/>
          </draw:circle>
          <draw:circle draw:style-name="gr1" draw:text-style-name="P1" draw:layer="layout" svg:width="6.35cm" svg:height="6.35cm" svg:x="6.08cm" svg:y="6.588cm">
            <text:p/>
          </draw:circle>
          <draw:g>
            <draw:line draw:style-name="gr2" draw:text-style-name="P1" draw:layer="layout" svg:x1="9.382cm" svg:y1="9.763cm" svg:x2="10.244cm" svg:y2="9.763cm">
              <text:p/>
            </draw:line>
            <draw:line draw:style-name="gr2" draw:text-style-name="P1" draw:layer="layout" svg:x1="10.244cm" svg:y1="9.763cm" svg:x2="10.416cm" svg:y2="10.271cm">
              <text:p/>
            </draw:line>
            <draw:line draw:style-name="gr2" draw:text-style-name="P1" draw:layer="layout" svg:x1="10.416cm" svg:y1="10.271cm" svg:x2="10.761cm" svg:y2="9.382cm">
              <text:p/>
            </draw:line>
            <draw:line draw:style-name="gr2" draw:text-style-name="P1" draw:layer="layout" svg:x1="10.761cm" svg:y1="9.382cm" svg:x2="10.933cm" svg:y2="9.763cm">
              <text:p/>
            </draw:line>
            <draw:line draw:style-name="gr2" draw:text-style-name="P1" draw:layer="layout" svg:x1="10.933cm" svg:y1="9.763cm" svg:x2="11.795cm" svg:y2="9.763cm">
              <text:p/>
            </draw:line>
          </draw:g>
          <draw:g xml:id="id2" draw:id="id2">
            <draw:line draw:style-name="gr2" draw:text-style-name="P1" draw:layer="layout" svg:x1="11.795cm" svg:y1="9.763cm" svg:x2="12.022cm" svg:y2="9.763cm">
              <text:p/>
            </draw:line>
            <draw:line draw:style-name="gr2" draw:text-style-name="P1" draw:layer="layout" svg:x1="12.022cm" svg:y1="9.763cm" svg:x2="12.067cm" svg:y2="10.271cm">
              <text:p/>
            </draw:line>
            <draw:line draw:style-name="gr2" draw:text-style-name="P1" draw:layer="layout" svg:x1="12.067cm" svg:y1="10.271cm" svg:x2="12.158cm" svg:y2="9.382cm">
              <text:p/>
            </draw:line>
            <draw:line draw:style-name="gr2" draw:text-style-name="P1" draw:layer="layout" svg:x1="12.158cm" svg:y1="9.382cm" svg:x2="12.203cm" svg:y2="9.763cm">
              <text:p/>
            </draw:line>
            <draw:line draw:style-name="gr2" draw:text-style-name="P1" draw:layer="layout" svg:x1="12.203cm" svg:y1="9.763cm" svg:x2="12.43cm" svg:y2="9.763cm">
              <text:p/>
            </draw:line>
          </draw:g>
          <draw:g>
            <draw:line draw:style-name="gr2" draw:text-style-name="P1" draw:layer="layout" svg:x1="12.43cm" svg:y1="9.763cm" svg:x2="13.065cm" svg:y2="9.763cm">
              <text:p/>
            </draw:line>
            <draw:line draw:style-name="gr2" draw:text-style-name="P1" draw:layer="layout" svg:x1="13.065cm" svg:y1="9.763cm" svg:x2="13.192cm" svg:y2="10.271cm">
              <text:p/>
            </draw:line>
            <draw:line draw:style-name="gr2" draw:text-style-name="P1" draw:layer="layout" svg:x1="13.192cm" svg:y1="10.271cm" svg:x2="13.446cm" svg:y2="9.382cm">
              <text:p/>
            </draw:line>
            <draw:line draw:style-name="gr2" draw:text-style-name="P1" draw:layer="layout" svg:x1="13.446cm" svg:y1="9.382cm" svg:x2="13.573cm" svg:y2="9.763cm">
              <text:p/>
            </draw:line>
            <draw:line draw:style-name="gr2" draw:text-style-name="P1" draw:layer="layout" svg:x1="13.573cm" svg:y1="9.763cm" svg:x2="14.208cm" svg:y2="9.763cm">
              <text:p/>
            </draw:line>
          </draw:g>
          <draw:rect draw:style-name="gr3" draw:text-style-name="P1" draw:layer="layout" svg:width="1.905cm" svg:height="1.016cm" svg:x="9.636cm" svg:y="8.366cm">
            <text:p text:style-name="P1">R<text:span text:style-name="T1">conv,in</text:span></text:p>
          </draw:rect>
          <draw:rect draw:style-name="gr3" draw:text-style-name="P1" xml:id="id1" draw:id="id1" draw:layer="layout" svg:width="1.905cm" svg:height="1.016cm" svg:x="12.049cm" svg:y="11.541cm">
            <text:p text:style-name="P1">R<text:span text:style-name="T1">cond,pipe</text:span></text:p>
          </draw:rect>
          <draw:rect draw:style-name="gr3" draw:text-style-name="P1" draw:layer="layout" svg:width="1.905cm" svg:height="1.016cm" svg:x="12.557cm" svg:y="8.366cm">
            <text:p text:style-name="P1">R<text:span text:style-name="T1">conv,out</text:span></text:p>
          </draw:rect>
          <draw:connector draw:style-name="gr4" draw:text-style-name="P1" draw:layer="layout" draw:type="curve" svg:x1="13.001cm" svg:y1="11.541cm" svg:x2="12.112cm" svg:y2="10.271cm" draw:start-shape="id1" draw:start-glue-point="0" draw:end-shape="id2" draw:end-glue-point="2" svg:d="m13001 11541c0-915-889-280-889-127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</meta:initial-creator>
    <meta:creation-date>2013-12-18T09:52:57.25</meta:creation-date>
    <dc:date>2013-12-18T10:44:22.85</dc:date>
    <dc:creator>Matt </dc:creator>
    <meta:editing-duration>PT36M15S</meta:editing-duration>
    <meta:editing-cycles>1</meta:editing-cycles>
    <meta:document-statistic meta:object-count="25"/>
    <meta:generator>OpenOffice/4.0.0$Win32 OpenOffice.org_project/400m3$Build-9702</meta:generator>
  </office:meta>
</office:document-meta>
</file>